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Heading_20_3">
      <style:text-properties fo:language="de" fo:country="DE"/>
    </style:style>
    <style:style style:name="P10" style:family="paragraph" style:parent-style-name="Text_20_body">
      <style:text-properties fo:language="de" fo:country="DE" officeooo:rsid="0035fe90" officeooo:paragraph-rsid="003be052"/>
    </style:style>
    <style:style style:name="P11" style:family="paragraph" style:parent-style-name="Text_20_body">
      <style:text-properties fo:language="de" fo:country="DE" officeooo:rsid="00a03a79" officeooo:paragraph-rsid="00a03a79"/>
    </style:style>
    <style:style style:name="P12" style:family="paragraph" style:parent-style-name="Text_20_body">
      <style:text-properties fo:language="de" fo:country="DE" officeooo:rsid="0035fe90" officeooo:paragraph-rsid="00a156d7"/>
    </style:style>
    <style:style style:name="P13" style:family="paragraph" style:parent-style-name="Text_20_body">
      <style:text-properties fo:language="de" fo:country="DE" officeooo:rsid="003f41c7" officeooo:paragraph-rsid="003f41c7"/>
    </style:style>
    <style:style style:name="P14" style:family="paragraph" style:parent-style-name="Text_20_body">
      <style:text-properties fo:language="de" fo:country="DE" officeooo:paragraph-rsid="00425135"/>
    </style:style>
    <style:style style:name="P15" style:family="paragraph" style:parent-style-name="Text_20_body">
      <style:text-properties fo:language="de" fo:country="DE" officeooo:rsid="0048e75e" officeooo:paragraph-rsid="0048e75e"/>
    </style:style>
    <style:style style:name="P16" style:family="paragraph" style:parent-style-name="Heading_20_3">
      <style:text-properties fo:language="de" fo:country="DE" officeooo:rsid="004c63e7" officeooo:paragraph-rsid="004c63e7"/>
    </style:style>
    <style:style style:name="P17" style:family="paragraph" style:parent-style-name="Heading_20_4">
      <style:text-properties officeooo:rsid="006850da" officeooo:paragraph-rsid="006850da"/>
    </style:style>
    <style:style style:name="P18" style:family="paragraph" style:parent-style-name="Text_20_body">
      <style:text-properties fo:language="de" fo:country="DE" officeooo:rsid="004e9c24" officeooo:paragraph-rsid="004e9c24"/>
    </style:style>
    <style:style style:name="P19" style:family="paragraph" style:parent-style-name="Text_20_body">
      <style:text-properties fo:language="de" fo:country="DE" officeooo:rsid="00610fa8" officeooo:paragraph-rsid="00658855"/>
    </style:style>
    <style:style style:name="P20" style:family="paragraph" style:parent-style-name="Text_20_body">
      <style:text-properties fo:language="de" fo:country="DE" officeooo:rsid="006850da" officeooo:paragraph-rsid="006850da"/>
    </style:style>
    <style:style style:name="P21" style:family="paragraph" style:parent-style-name="Text_20_body">
      <style:text-properties fo:language="de" fo:country="DE" officeooo:rsid="006bc659" officeooo:paragraph-rsid="0081326e"/>
    </style:style>
    <style:style style:name="P22" style:family="paragraph" style:parent-style-name="Heading_20_4">
      <style:text-properties officeooo:rsid="006e650e" officeooo:paragraph-rsid="006e650e"/>
    </style:style>
    <style:style style:name="P23" style:family="paragraph" style:parent-style-name="Text_20_body">
      <style:text-properties officeooo:rsid="006f999d" officeooo:paragraph-rsid="006f999d"/>
    </style:style>
    <style:style style:name="P24" style:family="paragraph" style:parent-style-name="Text_20_body">
      <style:text-properties officeooo:rsid="007151d8" officeooo:paragraph-rsid="007151d8"/>
    </style:style>
    <style:style style:name="P25" style:family="paragraph" style:parent-style-name="Text_20_body">
      <style:text-properties officeooo:rsid="00763986" officeooo:paragraph-rsid="0077020d"/>
    </style:style>
    <style:style style:name="P26" style:family="paragraph" style:parent-style-name="Heading_20_3">
      <style:text-properties officeooo:rsid="008643b5" officeooo:paragraph-rsid="008643b5"/>
    </style:style>
    <style:style style:name="P27" style:family="paragraph" style:parent-style-name="Text_20_body">
      <style:text-properties officeooo:rsid="00883d4f" officeooo:paragraph-rsid="00883d4f"/>
    </style:style>
    <style:style style:name="P28" style:family="paragraph" style:parent-style-name="Text_20_body">
      <style:text-properties officeooo:rsid="008db076" officeooo:paragraph-rsid="008db076"/>
    </style:style>
    <style:style style:name="P29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30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31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2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3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4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5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36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37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38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39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40" style:family="paragraph" style:parent-style-name="Heading_20_3">
      <style:text-properties officeooo:rsid="00d971cf" officeooo:paragraph-rsid="00d971cf"/>
    </style:style>
    <style:style style:name="P41" style:family="paragraph" style:parent-style-name="Heading_20_4">
      <style:text-properties officeooo:rsid="00dce65b" officeooo:paragraph-rsid="00dce65b"/>
    </style:style>
    <style:style style:name="P42" style:family="paragraph" style:parent-style-name="Text_20_body">
      <style:text-properties officeooo:rsid="00e058dc" officeooo:paragraph-rsid="00e058dc"/>
    </style:style>
    <style:style style:name="P43" style:family="paragraph" style:parent-style-name="Text_20_body">
      <style:text-properties officeooo:rsid="00e3ac0e" officeooo:paragraph-rsid="00e3ac0e"/>
    </style:style>
    <style:style style:name="P44" style:family="paragraph" style:parent-style-name="Heading_20_4">
      <style:text-properties officeooo:rsid="00e5d945" officeooo:paragraph-rsid="00e5d945"/>
    </style:style>
    <style:style style:name="P45" style:family="paragraph" style:parent-style-name="Heading_20_5">
      <style:text-properties officeooo:rsid="0104678c" officeooo:paragraph-rsid="0104678c"/>
    </style:style>
    <style:style style:name="P46" style:family="paragraph" style:parent-style-name="Text_20_body">
      <style:text-properties officeooo:rsid="00e78d21" officeooo:paragraph-rsid="00e78d21"/>
    </style:style>
    <style:style style:name="P47" style:family="paragraph" style:parent-style-name="Text_20_body">
      <style:text-properties officeooo:rsid="00ec76d5" officeooo:paragraph-rsid="00ec76d5"/>
    </style:style>
    <style:style style:name="P48" style:family="paragraph" style:parent-style-name="Text_20_body">
      <style:text-properties officeooo:rsid="00f07568" officeooo:paragraph-rsid="00f07568"/>
    </style:style>
    <style:style style:name="P49" style:family="paragraph" style:parent-style-name="Text_20_body">
      <style:text-properties officeooo:rsid="00f6aec1" officeooo:paragraph-rsid="00f6aec1"/>
    </style:style>
    <style:style style:name="P50" style:family="paragraph" style:parent-style-name="Text_20_body">
      <style:text-properties officeooo:rsid="00f953f4" officeooo:paragraph-rsid="00f953f4"/>
    </style:style>
    <style:style style:name="P51" style:family="paragraph" style:parent-style-name="Text_20_body">
      <style:text-properties officeooo:rsid="00fd5f76" officeooo:paragraph-rsid="00fd5f76"/>
    </style:style>
    <style:style style:name="P52" style:family="paragraph" style:parent-style-name="Text_20_body">
      <style:text-properties officeooo:rsid="01031116" officeooo:paragraph-rsid="01031116"/>
    </style:style>
    <style:style style:name="P53" style:family="paragraph" style:parent-style-name="Heading_20_5">
      <style:text-properties officeooo:paragraph-rsid="01058041"/>
    </style:style>
    <style:style style:name="P54" style:family="paragraph" style:parent-style-name="Text_20_body">
      <style:text-properties officeooo:rsid="0104678c" officeooo:paragraph-rsid="0104678c"/>
    </style:style>
    <style:style style:name="P55" style:family="paragraph" style:parent-style-name="Heading_20_4">
      <style:text-properties officeooo:rsid="0112ea1a" officeooo:paragraph-rsid="0112ea1a"/>
    </style:style>
    <style:style style:name="P56" style:family="paragraph" style:parent-style-name="Heading_20_5">
      <style:text-properties officeooo:rsid="0117e383" officeooo:paragraph-rsid="0117e383"/>
    </style:style>
    <style:style style:name="P57" style:family="paragraph" style:parent-style-name="Text_20_body">
      <style:text-properties officeooo:rsid="0118fbb0" officeooo:paragraph-rsid="0118fbb0"/>
    </style:style>
    <style:style style:name="P58" style:family="paragraph" style:parent-style-name="Text_20_body">
      <style:text-properties officeooo:rsid="011e33ca" officeooo:paragraph-rsid="011e33ca"/>
    </style:style>
    <style:style style:name="P59" style:family="paragraph" style:parent-style-name="Text_20_body">
      <style:text-properties officeooo:rsid="01232082" officeooo:paragraph-rsid="01232082"/>
    </style:style>
    <style:style style:name="P60" style:family="paragraph" style:parent-style-name="Heading_20_4">
      <style:text-properties officeooo:rsid="012900c6" officeooo:paragraph-rsid="012900c6"/>
    </style:style>
    <style:style style:name="P61" style:family="paragraph" style:parent-style-name="Text_20_body">
      <style:text-properties officeooo:rsid="012bc2b4" officeooo:paragraph-rsid="012bc2b4"/>
    </style:style>
    <style:style style:name="P62" style:family="paragraph" style:parent-style-name="Heading_20_5">
      <style:text-properties officeooo:rsid="01303355" officeooo:paragraph-rsid="01303355"/>
    </style:style>
    <style:style style:name="P63" style:family="paragraph" style:parent-style-name="Text_20_body">
      <style:text-properties officeooo:rsid="01316979" officeooo:paragraph-rsid="01316979"/>
    </style:style>
    <style:style style:name="P64" style:family="paragraph" style:parent-style-name="Heading_20_5">
      <style:text-properties officeooo:rsid="0132f8cf" officeooo:paragraph-rsid="0132f8cf"/>
    </style:style>
    <style:style style:name="P65" style:family="paragraph" style:parent-style-name="Text_20_body">
      <style:text-properties officeooo:rsid="0134bd5a" officeooo:paragraph-rsid="0134bd5a"/>
    </style:style>
    <style:style style:name="P66" style:family="paragraph" style:parent-style-name="Heading_20_5">
      <style:text-properties officeooo:rsid="01397d74" officeooo:paragraph-rsid="01397d74"/>
    </style:style>
    <style:style style:name="P67" style:family="paragraph" style:parent-style-name="Text_20_body">
      <style:text-properties officeooo:rsid="013b04db" officeooo:paragraph-rsid="013b04db"/>
    </style:style>
    <style:style style:name="P68" style:family="paragraph" style:parent-style-name="Heading_20_5">
      <style:text-properties officeooo:rsid="013c82ea" officeooo:paragraph-rsid="013c82ea"/>
    </style:style>
    <style:style style:name="P69" style:family="paragraph" style:parent-style-name="Text_20_body">
      <style:text-properties officeooo:rsid="013e340e" officeooo:paragraph-rsid="013e340e"/>
    </style:style>
    <style:style style:name="P70" style:family="paragraph" style:parent-style-name="Heading_20_5">
      <style:text-properties officeooo:rsid="01439557" officeooo:paragraph-rsid="01439557"/>
    </style:style>
    <style:style style:name="P71" style:family="paragraph" style:parent-style-name="Text_20_body">
      <style:text-properties officeooo:rsid="01455c6e" officeooo:paragraph-rsid="01455c6e"/>
    </style:style>
    <style:style style:name="P72" style:family="paragraph" style:parent-style-name="Heading_20_4">
      <style:text-properties officeooo:rsid="0149445b" officeooo:paragraph-rsid="0149445b"/>
    </style:style>
    <style:style style:name="P73" style:family="paragraph" style:parent-style-name="Text_20_body">
      <style:text-properties officeooo:paragraph-rsid="0149445b"/>
    </style:style>
    <style:style style:name="P74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75" style:family="paragraph" style:parent-style-name="Text_20_body">
      <style:text-properties fo:language="de" fo:country="DE" officeooo:paragraph-rsid="001f4e9b" fo:background-color="#fff200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officeooo:rsid="003615e1"/>
    </style:style>
    <style:style style:name="T7" style:family="text">
      <style:text-properties officeooo:rsid="00c86a7e"/>
    </style:style>
    <style:style style:name="T8" style:family="text">
      <style:text-properties officeooo:rsid="003aac7b"/>
    </style:style>
    <style:style style:name="T9" style:family="text">
      <style:text-properties officeooo:rsid="003d5075"/>
    </style:style>
    <style:style style:name="T10" style:family="text">
      <style:text-properties officeooo:rsid="003be052"/>
    </style:style>
    <style:style style:name="T11" style:family="text">
      <style:text-properties officeooo:rsid="003d92ed"/>
    </style:style>
    <style:style style:name="T12" style:family="text">
      <style:text-properties officeooo:rsid="00a2406f"/>
    </style:style>
    <style:style style:name="T13" style:family="text">
      <style:text-properties officeooo:rsid="003ff6ba"/>
    </style:style>
    <style:style style:name="T14" style:family="text">
      <style:text-properties officeooo:rsid="00406315"/>
    </style:style>
    <style:style style:name="T15" style:family="text">
      <style:text-properties officeooo:rsid="00425135"/>
    </style:style>
    <style:style style:name="T16" style:family="text">
      <style:text-properties officeooo:rsid="00469e86"/>
    </style:style>
    <style:style style:name="T17" style:family="text">
      <style:text-properties officeooo:rsid="00483537"/>
    </style:style>
    <style:style style:name="T18" style:family="text">
      <style:text-properties officeooo:rsid="00490b17"/>
    </style:style>
    <style:style style:name="T19" style:family="text">
      <style:text-properties officeooo:rsid="004b9ac9"/>
    </style:style>
    <style:style style:name="T20" style:family="text">
      <style:text-properties officeooo:rsid="00a3387a"/>
    </style:style>
    <style:style style:name="T21" style:family="text">
      <style:text-properties officeooo:rsid="00a45774"/>
    </style:style>
    <style:style style:name="T22" style:family="text">
      <style:text-properties officeooo:rsid="00541db8"/>
    </style:style>
    <style:style style:name="T23" style:family="text">
      <style:text-properties fo:font-style="italic" officeooo:rsid="00541db8" style:font-style-asian="italic" style:font-style-complex="italic"/>
    </style:style>
    <style:style style:name="T24" style:family="text">
      <style:text-properties fo:font-style="normal" officeooo:rsid="00541db8" style:font-style-asian="normal" style:font-style-complex="normal"/>
    </style:style>
    <style:style style:name="T25" style:family="text">
      <style:text-properties fo:font-style="italic" officeooo:rsid="005af83e" style:font-style-asian="italic" style:font-style-complex="italic"/>
    </style:style>
    <style:style style:name="T26" style:family="text">
      <style:text-properties fo:font-style="normal" officeooo:rsid="005af83e" style:font-style-asian="normal" style:font-style-complex="normal"/>
    </style:style>
    <style:style style:name="T27" style:family="text">
      <style:text-properties fo:font-style="normal" officeooo:rsid="005f41eb" style:font-style-asian="normal" style:font-style-complex="normal"/>
    </style:style>
    <style:style style:name="T28" style:family="text">
      <style:text-properties fo:font-style="normal" officeooo:rsid="0055018b" style:font-style-asian="normal" style:font-style-complex="normal"/>
    </style:style>
    <style:style style:name="T29" style:family="text">
      <style:text-properties fo:font-style="normal" officeooo:rsid="005657ce" style:font-style-asian="normal" style:font-style-complex="normal"/>
    </style:style>
    <style:style style:name="T30" style:family="text">
      <style:text-properties fo:font-style="italic" officeooo:rsid="005657ce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cb98ae" style:font-style-asian="normal" style:font-style-complex="normal"/>
    </style:style>
    <style:style style:name="T33" style:family="text">
      <style:text-properties fo:font-style="normal" officeooo:rsid="00a5ef41" style:font-style-asian="normal" style:font-style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style:text-position="0% 100%" fo:font-style="normal" officeooo:rsid="00630f83" style:font-style-asian="normal" style:font-style-complex="normal"/>
    </style:style>
    <style:style style:name="T37" style:family="text">
      <style:text-properties style:text-position="0% 100%" fo:font-style="italic" officeooo:rsid="00630f83" style:font-style-asian="italic" style:font-style-complex="italic"/>
    </style:style>
    <style:style style:name="T38" style:family="text">
      <style:text-properties style:text-position="0% 100%" fo:font-style="normal" officeooo:rsid="006401c5" style:font-style-asian="normal" style:font-style-complex="normal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font-style="normal" style:font-style-asian="normal" style:font-style-complex="normal"/>
    </style:style>
    <style:style style:name="T41" style:family="text">
      <style:text-properties style:text-position="0% 100%" fo:font-style="normal" officeooo:rsid="00658855" style:font-style-asian="normal" style:font-style-complex="normal"/>
    </style:style>
    <style:style style:name="T42" style:family="text">
      <style:text-properties style:text-position="0% 100%" fo:font-style="normal" officeooo:rsid="00669648" style:font-style-asian="normal" style:font-style-complex="normal"/>
    </style:style>
    <style:style style:name="T43" style:family="text">
      <style:text-properties style:text-position="0% 100%" fo:font-style="italic" officeooo:rsid="006401c5" style:font-style-asian="italic" style:font-style-complex="italic"/>
    </style:style>
    <style:style style:name="T44" style:family="text">
      <style:text-properties style:text-position="super 58%" fo:font-style="italic" officeooo:rsid="006401c5" style:font-style-asian="italic" style:font-style-complex="italic"/>
    </style:style>
    <style:style style:name="T45" style:family="text">
      <style:text-properties style:text-position="0% 100%" fo:font-style="italic" officeooo:rsid="00cf2ff8" style:font-style-asian="italic" style:font-style-complex="italic"/>
    </style:style>
    <style:style style:name="T46" style:family="text">
      <style:text-properties style:text-position="0% 100%" fo:font-style="normal" officeooo:rsid="00672a3c" style:font-style-asian="normal" style:font-style-complex="normal"/>
    </style:style>
    <style:style style:name="T47" style:family="text">
      <style:text-properties style:text-position="0% 100%" fo:font-style="normal" officeooo:rsid="00a7d718" style:font-style-asian="normal" style:font-style-complex="normal"/>
    </style:style>
    <style:style style:name="T48" style:family="text">
      <style:text-properties style:text-position="0% 100%" fo:font-style="normal" officeooo:rsid="00687de8" style:font-style-asian="normal" style:font-style-complex="normal"/>
    </style:style>
    <style:style style:name="T49" style:family="text">
      <style:text-properties style:text-position="0% 100%" fo:font-style="normal" officeooo:rsid="00d06df9" style:font-style-asian="normal" style:font-style-complex="normal"/>
    </style:style>
    <style:style style:name="T50" style:family="text">
      <style:text-properties style:text-position="0% 100%" fo:font-style="italic" officeooo:rsid="00687de8" style:font-style-asian="italic" style:font-style-complex="italic"/>
    </style:style>
    <style:style style:name="T51" style:family="text">
      <style:text-properties style:text-position="super 58%" fo:font-style="italic" officeooo:rsid="00687de8" style:font-style-asian="italic" style:font-style-complex="italic"/>
    </style:style>
    <style:style style:name="T52" style:family="text">
      <style:text-properties style:text-position="0% 100%" fo:font-style="normal" officeooo:rsid="00a83cee" style:font-style-asian="normal" style:font-style-complex="normal"/>
    </style:style>
    <style:style style:name="T53" style:family="text">
      <style:text-properties style:text-position="0% 100%" fo:font-style="normal" officeooo:rsid="00a880fa" style:font-style-asian="normal" style:font-style-complex="normal"/>
    </style:style>
    <style:style style:name="T54" style:family="text">
      <style:text-properties style:text-position="0% 100%" fo:font-style="normal" officeooo:rsid="006a43c4" style:font-style-asian="normal" style:font-style-complex="normal"/>
    </style:style>
    <style:style style:name="T55" style:family="text">
      <style:text-properties style:text-position="0% 100%" fo:font-style="normal" officeooo:rsid="00a9467a" style:font-style-asian="normal" style:font-style-complex="normal"/>
    </style:style>
    <style:style style:name="T56" style:family="text">
      <style:text-properties style:text-position="0% 100%" fo:font-style="normal" officeooo:rsid="00ae3c07" style:font-style-asian="normal" style:font-style-complex="normal"/>
    </style:style>
    <style:style style:name="T57" style:family="text">
      <style:text-properties style:text-position="0% 100%" fo:font-style="italic" officeooo:rsid="007f867d" style:font-style-asian="italic" style:font-style-complex="italic"/>
    </style:style>
    <style:style style:name="T58" style:family="text">
      <style:text-properties style:text-position="super 58%" fo:font-style="italic" officeooo:rsid="007f867d" style:font-style-asian="italic" style:font-style-complex="italic"/>
    </style:style>
    <style:style style:name="T59" style:family="text">
      <style:text-properties style:text-position="0% 100%" fo:font-style="italic" officeooo:rsid="00afe4c7" style:font-style-asian="italic" style:font-style-complex="italic"/>
    </style:style>
    <style:style style:name="T60" style:family="text">
      <style:text-properties officeooo:rsid="006fa3ce"/>
    </style:style>
    <style:style style:name="T61" style:family="text">
      <style:text-properties fo:font-style="italic" officeooo:rsid="006fa3ce" style:font-style-asian="italic" style:font-style-complex="italic"/>
    </style:style>
    <style:style style:name="T62" style:family="text">
      <style:text-properties fo:font-style="italic" officeooo:rsid="007a3e75" style:font-style-asian="italic" style:font-style-complex="italic"/>
    </style:style>
    <style:style style:name="T63" style:family="text">
      <style:text-properties fo:font-style="normal" officeooo:rsid="006fa3ce" style:font-style-asian="normal" style:font-style-complex="normal"/>
    </style:style>
    <style:style style:name="T64" style:family="text">
      <style:text-properties fo:font-style="normal" officeooo:rsid="00a9dc1f" style:font-style-asian="normal" style:font-style-complex="normal"/>
    </style:style>
    <style:style style:name="T65" style:family="text">
      <style:text-properties fo:font-style="normal" officeooo:rsid="00ab5401" style:font-style-asian="normal" style:font-style-complex="normal"/>
    </style:style>
    <style:style style:name="T66" style:family="text">
      <style:text-properties fo:font-style="normal" officeooo:rsid="00ac9009" style:font-style-asian="normal" style:font-style-complex="normal"/>
    </style:style>
    <style:style style:name="T67" style:family="text">
      <style:text-properties fo:font-style="normal" officeooo:rsid="007c2651" style:font-style-asian="normal" style:font-style-complex="normal"/>
    </style:style>
    <style:style style:name="T68" style:family="text">
      <style:text-properties fo:font-style="normal" officeooo:rsid="00717a89" style:font-style-asian="normal" style:font-style-complex="normal"/>
    </style:style>
    <style:style style:name="T69" style:family="text">
      <style:text-properties fo:font-style="normal" officeooo:rsid="0072d1d6" style:font-style-asian="normal" style:font-style-complex="normal"/>
    </style:style>
    <style:style style:name="T70" style:family="text">
      <style:text-properties fo:font-style="italic" officeooo:rsid="007450ea" style:font-style-asian="italic" style:font-style-complex="italic"/>
    </style:style>
    <style:style style:name="T71" style:family="text">
      <style:text-properties fo:font-style="normal" officeooo:rsid="007450ea" style:font-style-asian="normal" style:font-style-complex="normal"/>
    </style:style>
    <style:style style:name="T72" style:family="text">
      <style:text-properties fo:font-style="normal" officeooo:rsid="00ae1296" style:font-style-asian="normal" style:font-style-complex="normal"/>
    </style:style>
    <style:style style:name="T73" style:family="text">
      <style:text-properties fo:font-style="italic" officeooo:rsid="00787d29" style:font-style-asian="italic" style:font-style-complex="italic"/>
    </style:style>
    <style:style style:name="T74" style:family="text">
      <style:text-properties style:text-position="0% 100%" fo:font-style="italic" officeooo:rsid="0077020d" style:font-style-asian="italic" style:font-style-complex="italic"/>
    </style:style>
    <style:style style:name="T75" style:family="text">
      <style:text-properties officeooo:rsid="00887a97"/>
    </style:style>
    <style:style style:name="T76" style:family="text">
      <style:text-properties officeooo:rsid="00d752d9"/>
    </style:style>
    <style:style style:name="T77" style:family="text">
      <style:text-properties officeooo:rsid="0088dd53"/>
    </style:style>
    <style:style style:name="T78" style:family="text">
      <style:text-properties fo:font-style="italic" officeooo:rsid="008af8ce" style:font-style-asian="italic" style:font-style-complex="italic"/>
    </style:style>
    <style:style style:name="T79" style:family="text">
      <style:text-properties fo:font-style="italic" officeooo:rsid="00c54974" style:font-style-asian="italic" style:font-style-complex="italic"/>
    </style:style>
    <style:style style:name="T80" style:family="text">
      <style:text-properties fo:font-style="normal" officeooo:rsid="008af8ce" style:font-style-asian="normal" style:font-style-complex="normal"/>
    </style:style>
    <style:style style:name="T81" style:family="text">
      <style:text-properties fo:font-style="normal" officeooo:rsid="0091cb12" style:font-style-asian="normal" style:font-style-complex="normal"/>
    </style:style>
    <style:style style:name="T82" style:family="text">
      <style:text-properties fo:font-style="normal" officeooo:rsid="00bd8d82" style:font-style-asian="normal" style:font-style-complex="normal"/>
    </style:style>
    <style:style style:name="T83" style:family="text">
      <style:text-properties officeooo:rsid="00bd8d82"/>
    </style:style>
    <style:style style:name="T84" style:family="text">
      <style:text-properties fo:font-style="normal" officeooo:rsid="00c10316" style:font-style-asian="normal" style:font-style-complex="normal"/>
    </style:style>
    <style:style style:name="T85" style:family="text">
      <style:text-properties officeooo:rsid="00c10316"/>
    </style:style>
    <style:style style:name="T86" style:family="text">
      <style:text-properties fo:font-style="normal" officeooo:rsid="00938f90" style:font-style-asian="normal" style:font-style-complex="normal"/>
    </style:style>
    <style:style style:name="T87" style:family="text">
      <style:text-properties fo:font-style="normal" officeooo:rsid="00975288" style:font-style-asian="normal" style:font-style-complex="normal"/>
    </style:style>
    <style:style style:name="T88" style:family="text">
      <style:text-properties fo:font-style="normal" officeooo:rsid="009f7190" style:font-style-asian="normal" style:font-style-complex="normal"/>
    </style:style>
    <style:style style:name="T89" style:family="text">
      <style:text-properties fo:font-style="normal" officeooo:rsid="00bad3ab" style:font-style-asian="normal" style:font-style-complex="normal"/>
    </style:style>
    <style:style style:name="T90" style:family="text">
      <style:text-properties officeooo:rsid="00b92f40"/>
    </style:style>
    <style:style style:name="T91" style:family="text">
      <style:text-properties fo:font-style="normal" officeooo:rsid="00b92f40" style:font-style-asian="normal" style:font-style-complex="normal"/>
    </style:style>
    <style:style style:name="T92" style:family="text">
      <style:text-properties officeooo:rsid="00bbe3fd"/>
    </style:style>
    <style:style style:name="T93" style:family="text">
      <style:text-properties fo:font-style="normal" officeooo:rsid="00bbe3fd" style:font-style-asian="normal" style:font-style-complex="normal"/>
    </style:style>
    <style:style style:name="T94" style:family="text">
      <style:text-properties officeooo:rsid="00bcbc07"/>
    </style:style>
    <style:style style:name="T95" style:family="text">
      <style:text-properties fo:font-style="normal" officeooo:rsid="00c4ffa1" style:font-style-asian="normal" style:font-style-complex="normal"/>
    </style:style>
    <style:style style:name="T96" style:family="text">
      <style:text-properties fo:font-style="normal" officeooo:rsid="00c68a63" style:font-style-asian="normal" style:font-style-complex="normal"/>
    </style:style>
    <style:style style:name="T97" style:family="text">
      <style:text-properties fo:font-style="normal" officeooo:rsid="00d66c6e" style:font-style-asian="normal" style:font-style-complex="normal"/>
    </style:style>
    <style:style style:name="T98" style:family="text">
      <style:text-properties style:text-position="0% 100%"/>
    </style:style>
    <style:style style:name="T99" style:family="text">
      <style:text-properties style:text-position="0% 100%" fo:font-style="normal" officeooo:rsid="00d66c6e" style:font-style-asian="normal" style:font-style-complex="normal"/>
    </style:style>
    <style:style style:name="T100" style:family="text">
      <style:text-properties officeooo:rsid="00da8746"/>
    </style:style>
    <style:style style:name="T101" style:family="text">
      <style:text-properties officeooo:rsid="00e13ed0"/>
    </style:style>
    <style:style style:name="T102" style:family="text">
      <style:text-properties officeooo:rsid="00e1a6f1"/>
    </style:style>
    <style:style style:name="T103" style:family="text">
      <style:text-properties officeooo:rsid="00e23779"/>
    </style:style>
    <style:style style:name="T104" style:family="text">
      <style:text-properties fo:font-style="italic" officeooo:rsid="00e23779" style:font-style-asian="italic" style:font-style-complex="italic"/>
    </style:style>
    <style:style style:name="T105" style:family="text">
      <style:text-properties fo:font-style="normal" officeooo:rsid="00e23779" style:font-style-asian="normal" style:font-style-complex="normal"/>
    </style:style>
    <style:style style:name="T106" style:family="text">
      <style:text-properties fo:font-style="normal" officeooo:rsid="00e4c63e" style:font-style-asian="normal" style:font-style-complex="normal"/>
    </style:style>
    <style:style style:name="T107" style:family="text">
      <style:text-properties fo:font-style="italic" officeooo:rsid="00e4c63e" style:font-style-asian="italic" style:font-style-complex="italic"/>
    </style:style>
    <style:style style:name="T108" style:family="text">
      <style:text-properties officeooo:rsid="00e89e7a"/>
    </style:style>
    <style:style style:name="T109" style:family="text">
      <style:text-properties fo:font-style="italic" officeooo:rsid="00e89e7a" style:font-style-asian="italic" style:font-style-complex="italic"/>
    </style:style>
    <style:style style:name="T110" style:family="text">
      <style:text-properties fo:font-style="normal" officeooo:rsid="00e89e7a" style:font-style-asian="normal" style:font-style-complex="normal"/>
    </style:style>
    <style:style style:name="T111" style:family="text">
      <style:text-properties fo:font-style="normal" officeooo:rsid="00ee9160" style:font-style-asian="normal" style:font-style-complex="normal"/>
    </style:style>
    <style:style style:name="T112" style:family="text">
      <style:text-properties fo:font-style="normal" officeooo:rsid="00ef7486" style:font-style-asian="normal" style:font-style-complex="normal"/>
    </style:style>
    <style:style style:name="T113" style:family="text">
      <style:text-properties fo:font-style="normal" officeooo:rsid="00f0b553" style:font-style-asian="normal" style:font-style-complex="normal"/>
    </style:style>
    <style:style style:name="T114" style:family="text">
      <style:text-properties fo:font-style="italic" officeooo:rsid="00f0b553" style:font-style-asian="italic" style:font-style-complex="italic"/>
    </style:style>
    <style:style style:name="T115" style:family="text">
      <style:text-properties fo:font-style="normal" officeooo:rsid="00f29a67" style:font-style-asian="normal" style:font-style-complex="normal"/>
    </style:style>
    <style:style style:name="T116" style:family="text">
      <style:text-properties fo:font-style="normal" officeooo:rsid="00f4721b" style:font-style-asian="normal" style:font-style-complex="normal"/>
    </style:style>
    <style:style style:name="T117" style:family="text">
      <style:text-properties fo:font-style="italic" officeooo:rsid="00f75761" style:font-style-asian="italic" style:font-style-complex="italic"/>
    </style:style>
    <style:style style:name="T118" style:family="text">
      <style:text-properties fo:font-style="normal" officeooo:rsid="00f75761" style:font-style-asian="normal" style:font-style-complex="normal"/>
    </style:style>
    <style:style style:name="T119" style:family="text">
      <style:text-properties fo:font-style="normal" officeooo:rsid="00fb0f40" style:font-style-asian="normal" style:font-style-complex="normal"/>
    </style:style>
    <style:style style:name="T120" style:family="text">
      <style:text-properties fo:font-style="italic" officeooo:rsid="00fb0f40" style:font-style-asian="italic" style:font-style-complex="italic"/>
    </style:style>
    <style:style style:name="T121" style:family="text">
      <style:text-properties fo:font-style="normal" officeooo:rsid="00fef333" style:font-style-asian="normal" style:font-style-complex="normal"/>
    </style:style>
    <style:style style:name="T122" style:family="text">
      <style:text-properties fo:font-style="normal" officeooo:rsid="010102d5" style:font-style-asian="normal" style:font-style-complex="normal"/>
    </style:style>
    <style:style style:name="T123" style:family="text">
      <style:text-properties fo:font-style="italic" officeooo:rsid="010102d5" style:font-style-asian="italic" style:font-style-complex="italic"/>
    </style:style>
    <style:style style:name="T124" style:family="text">
      <style:text-properties officeooo:rsid="01058041"/>
    </style:style>
    <style:style style:name="T125" style:family="text">
      <style:text-properties fo:font-style="normal" officeooo:rsid="01092f2e" style:font-style-asian="normal" style:font-style-complex="normal"/>
    </style:style>
    <style:style style:name="T126" style:family="text">
      <style:text-properties fo:font-style="normal" officeooo:rsid="010b45d2" style:font-style-asian="normal" style:font-style-complex="normal"/>
    </style:style>
    <style:style style:name="T127" style:family="text">
      <style:text-properties fo:font-style="italic" officeooo:rsid="010b45d2" style:font-style-asian="italic" style:font-style-complex="italic"/>
    </style:style>
    <style:style style:name="T128" style:family="text">
      <style:text-properties fo:font-style="normal" officeooo:rsid="010c8e47" style:font-style-asian="normal" style:font-style-complex="normal"/>
    </style:style>
    <style:style style:name="T129" style:family="text">
      <style:text-properties officeooo:rsid="01133720"/>
    </style:style>
    <style:style style:name="T130" style:family="text">
      <style:text-properties officeooo:rsid="0119e253"/>
    </style:style>
    <style:style style:name="T131" style:family="text">
      <style:text-properties fo:font-style="normal" officeooo:rsid="011fce20" style:font-style-asian="normal" style:font-style-complex="normal"/>
    </style:style>
    <style:style style:name="T132" style:family="text">
      <style:text-properties fo:font-style="italic" officeooo:rsid="011fce20" style:font-style-asian="italic" style:font-style-complex="italic"/>
    </style:style>
    <style:style style:name="T133" style:family="text">
      <style:text-properties officeooo:rsid="0126ad2c"/>
    </style:style>
    <style:style style:name="T134" style:family="text">
      <style:text-properties fo:font-style="normal" officeooo:rsid="0124fbd7" style:font-style-asian="normal" style:font-style-complex="normal"/>
    </style:style>
    <style:style style:name="T135" style:family="text">
      <style:text-properties officeooo:rsid="012dee78"/>
    </style:style>
    <style:style style:name="T136" style:family="text">
      <style:text-properties fo:font-style="normal" officeooo:rsid="012dee78" style:font-style-asian="normal" style:font-style-complex="normal"/>
    </style:style>
    <style:style style:name="T137" style:family="text">
      <style:text-properties fo:font-style="italic" officeooo:rsid="012dee78" style:font-style-asian="italic" style:font-style-complex="italic"/>
    </style:style>
    <style:style style:name="T138" style:family="text">
      <style:text-properties fo:font-style="normal" officeooo:rsid="012f343f" style:font-style-asian="normal" style:font-style-complex="normal"/>
    </style:style>
    <style:style style:name="T139" style:family="text">
      <style:text-properties fo:font-style="italic" officeooo:rsid="012f343f" style:font-style-asian="italic" style:font-style-complex="italic"/>
    </style:style>
    <style:style style:name="T140" style:family="text">
      <style:text-properties fo:font-style="normal" officeooo:rsid="012f7397" style:font-style-asian="normal" style:font-style-complex="normal"/>
    </style:style>
    <style:style style:name="T141" style:family="text">
      <style:text-properties fo:font-style="italic" officeooo:rsid="012f7397" style:font-style-asian="italic" style:font-style-complex="italic"/>
    </style:style>
    <style:style style:name="T142" style:family="text">
      <style:text-properties fo:font-style="normal" officeooo:rsid="0131c831" style:font-style-asian="normal" style:font-style-complex="normal"/>
    </style:style>
    <style:style style:name="T143" style:family="text">
      <style:text-properties fo:font-style="normal" officeooo:rsid="0134bd5a" style:font-style-asian="normal" style:font-style-complex="normal"/>
    </style:style>
    <style:style style:name="T144" style:family="text">
      <style:text-properties officeooo:rsid="01352e53"/>
    </style:style>
    <style:style style:name="T145" style:family="text">
      <style:text-properties fo:font-style="italic" officeooo:rsid="0136faa0" style:font-style-asian="italic" style:font-style-complex="italic"/>
    </style:style>
    <style:style style:name="T146" style:family="text">
      <style:text-properties fo:font-style="normal" officeooo:rsid="0136faa0" style:font-style-asian="normal" style:font-style-complex="normal"/>
    </style:style>
    <style:style style:name="T147" style:family="text">
      <style:text-properties officeooo:rsid="013bfc6e"/>
    </style:style>
    <style:style style:name="T148" style:family="text">
      <style:text-properties fo:font-style="italic" officeooo:rsid="013bfc6e" style:font-style-asian="italic" style:font-style-complex="italic"/>
    </style:style>
    <style:style style:name="T149" style:family="text">
      <style:text-properties fo:font-style="normal" officeooo:rsid="013bfc6e" style:font-style-asian="normal" style:font-style-complex="normal"/>
    </style:style>
    <style:style style:name="T150" style:family="text">
      <style:text-properties officeooo:rsid="01401243"/>
    </style:style>
    <style:style style:name="T151" style:family="text">
      <style:text-properties officeooo:rsid="0145891d"/>
    </style:style>
    <style:style style:name="T152" style:family="text">
      <style:text-properties fo:font-style="italic" officeooo:rsid="0145891d" style:font-style-asian="italic" style:font-style-complex="italic"/>
    </style:style>
    <style:style style:name="T153" style:family="text">
      <style:text-properties fo:font-style="normal" officeooo:rsid="00b6ae5c" style:font-style-asian="normal" style:font-style-complex="normal"/>
    </style:style>
    <style:style style:name="T154" style:family="text">
      <style:text-properties officeooo:rsid="001f4e9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4"><text:a xlink:type="simple" xlink:href="#__RefHeading___Toc632_3511790611" text:style-name="Index_20_Link" text:visited-style-name="Index_20_Link">Algorithmus<text:tab/>1</text:a></text:p>
          <text:p text:style-name="P4"><text:a xlink:type="simple" xlink:href="#__RefHeading___Toc1064_3511790611" text:style-name="Index_20_Link" text:visited-style-name="Index_20_Link">Laufzeitbestimmung<text:tab/>2</text:a></text:p>
          <text:p text:style-name="P5"><text:a xlink:type="simple" xlink:href="#__RefHeading___Toc9243_3511790611" text:style-name="Index_20_Link" text:visited-style-name="Index_20_Link">Worst-Case<text:tab/>2</text:a></text:p>
          <text:p text:style-name="P5"><text:a xlink:type="simple" xlink:href="#__RefHeading___Toc9245_3511790611" text:style-name="Index_20_Link" text:visited-style-name="Index_20_Link">Best-Case<text:tab/>2</text:a></text:p>
          <text:p text:style-name="P3"><text:a xlink:type="simple" xlink:href="#__RefHeading___Toc2234_4178761632" text:style-name="Index_20_Link" text:visited-style-name="Index_20_Link">Umsetzung<text:tab/>2</text:a></text:p>
          <text:p text:style-name="P4"><text:a xlink:type="simple" xlink:href="#__RefHeading___Toc13238_3511790611" text:style-name="Index_20_Link" text:visited-style-name="Index_20_Link">Übersicht<text:tab/>2</text:a></text:p>
          <text:p text:style-name="P4"><text:a xlink:type="simple" xlink:href="#__RefHeading___Toc13240_3511790611" text:style-name="Index_20_Link" text:visited-style-name="Index_20_Link">Details<text:tab/>3</text:a></text:p>
          <text:p text:style-name="P5"><text:a xlink:type="simple" xlink:href="#__RefHeading___Toc13242_3511790611" text:style-name="Index_20_Link" text:visited-style-name="Index_20_Link">Main-Klasse<text:tab/>3</text:a></text:p>
          <text:p text:style-name="P5"><text:a xlink:type="simple" xlink:href="#__RefHeading___Toc13244_3511790611" text:style-name="Index_20_Link" text:visited-style-name="Index_20_Link">LabyrinthSolver-Klasse<text:tab/>3</text:a></text:p>
          <text:p text:style-name="P6"><text:a xlink:type="simple" xlink:href="#__RefHeading___Toc13246_3511790611" text:style-name="Index_20_Link" text:visited-style-name="Index_20_Link">SolveSimultaneously-Methode<text:tab/>3</text:a></text:p>
          <text:p text:style-name="P6"><text:a xlink:type="simple" xlink:href="#__RefHeading___Toc13248_3511790611" text:style-name="Index_20_Link" text:visited-style-name="Index_20_Link">GetPath-Methode<text:tab/>4</text:a></text:p>
          <text:p text:style-name="P5"><text:a xlink:type="simple" xlink:href="#__RefHeading___Toc13250_3511790611" text:style-name="Index_20_Link" text:visited-style-name="Index_20_Link">Labyrinths-Klasse<text:tab/>4</text:a></text:p>
          <text:p text:style-name="P6"><text:a xlink:type="simple" xlink:href="#__RefHeading___Toc13252_3511790611" text:style-name="Index_20_Link" text:visited-style-name="Index_20_Link">GetPossibleFields-Methode<text:tab/>4</text:a></text:p>
          <text:p text:style-name="P6"><text:a xlink:type="simple" xlink:href="#__RefHeading___Toc13254_3511790611" text:style-name="Index_20_Link" text:visited-style-name="Index_20_Link">DrawSolution-Methode<text:tab/>4</text:a></text:p>
          <text:p text:style-name="P6"><text:a xlink:type="simple" xlink:href="#__RefHeading___Toc13256_3511790611" text:style-name="Index_20_Link" text:visited-style-name="Index_20_Link">GenerateDists-Methode<text:tab/>4</text:a></text:p>
          <text:p text:style-name="P5"><text:a xlink:type="simple" xlink:href="#__RefHeading___Toc13258_3511790611" text:style-name="Index_20_Link" text:visited-style-name="Index_20_Link">StateTracker<text:tab/>4</text:a></text:p>
          <text:p text:style-name="P3"><text:a xlink:type="simple" xlink:href="#__RefHeading___Toc2236_4178761632" text:style-name="Index_20_Link" text:visited-style-name="Index_20_Link">Beispiele<text:tab/>4</text:a></text:p>
          <text:p text:style-name="P3"><text:a xlink:type="simple" xlink:href="#__RefHeading___Toc2238_4178761632" text:style-name="Index_20_Link" text:visited-style-name="Index_20_Link">Quellcode<text:tab/>4</text:a></text:p>
        </text:index-body>
      </text:table-of-content>
      <text:p text:style-name="P7"/>
      <text:h text:style-name="P8" text:outline-level="1" text:is-list-header="true"><text:bookmark-start text:name="__RefHeading___Toc2232_4178761632"/>Lösungsidee<text:bookmark-end text:name="__RefHeading___Toc2232_4178761632"/></text:h>
      <text:h text:style-name="P9" text:outline-level="3"><text:bookmark-start text:name="__RefHeading___Toc632_3511790611"/>Algorithmus<text:bookmark-end text:name="__RefHeading___Toc632_3511790611"/></text:h>
      <text:p text:style-name="P10">Man <text:span text:style-name="T6">sieht die beiden Labyrinthe als ein 4D-Labyrinth, wobei die Position im 4D-Labyrinth aus den x- und y-Koordinaten der einzelnen 2D-Labyrinthe besteht.</text:span></text:p>
      <text:p text:style-name="P11">Das 4D-Labyrinth nenne ich ab jetzt Superlabyrinth und die 4D-Position ab jetzt Superposition. <text:span text:style-name="T7">Wenn ich von Position oder Labyrinth rede, meine ich eine 2D-Position / -Labyrinth.</text:span></text:p>
      <text:p text:style-name="P12"><text:span text:style-name="T8">Die 4D-Position </text:span><text:span text:style-name="T9">ist</text:span><text:span text:style-name="T8"> also (x1 | y1 | x2 | y2), </text:span><text:span text:style-name="T10">wobei (x1 | y1) die Position im einen und (x2 | y2) die Position im anderen Labyrinth ist. </text:span><text:span text:style-name="T11">Wenn man zum Beispiel nach rechts geht und beide Personen nicht blockiert sind, ist die neue Position (x1 + 1 | y1 | x2 + 1 | y2).</text:span></text:p>
      <text:p text:style-name="P13"><text:soft-page-break/><text:span text:style-name="T11">I</text:span>n diesem <text:span text:style-name="T12">Superl</text:span>abyrinth kann man dann A*-Suche anwenden. Diese findet den optimalen Weg und ist dabei optimal effizient, <text:span text:style-name="T13">was heißt, dass sie den kürzesten Weg findet und dabei eine minimale Anzahl an Knoten </text:span><text:span text:style-name="T14">für eine bestimmte Heuristik</text:span><text:span text:style-name="T13"> expandiert.</text:span></text:p>
      <text:p text:style-name="P14"><text:span text:style-name="T13">D</text:span><text:span text:style-name="T15">ie beste monotone Heuristik, welche ich gefunden habe, ist ein gewichteter Durchschnitt der Einzellösungen </text:span><text:span text:style-name="T16">der Labyrinthe. </text:span><text:span text:style-name="T17">Dabei hat die längere Einzellösung ein deutlich höheres Gewicht. In meinem Fall </text:span>0.99999.</text:p>
      <text:p text:style-name="P15">Die Einzellösungen k<text:span text:style-name="T18">önnen vorberechnet werden, indem man vom Ziel aus Flood-Fill ausführt und sich </text:span><text:span text:style-name="T19">für jedes</text:span><text:span text:style-name="T18"> Feld den kürzesten Weg merkt.</text:span></text:p>
      <text:h text:style-name="P16" text:outline-level="3"><text:bookmark-start text:name="__RefHeading___Toc1064_3511790611"/>Laufzeitbestimmung<text:bookmark-end text:name="__RefHeading___Toc1064_3511790611"/></text:h>
      <text:h text:style-name="P17" text:outline-level="4"><text:bookmark-start text:name="__RefHeading___Toc9243_3511790611"/>Worst-Case<text:bookmark-end text:name="__RefHeading___Toc9243_3511790611"/></text:h>
      <text:p text:style-name="P18">Das einfügen einer neuen <text:span text:style-name="T20">Super</text:span><text:span text:style-name="T21">p</text:span>osition <text:span text:style-name="T22">in den Heap hat eine Laufzeit von </text:span><text:span text:style-name="T23">O(log(n))</text:span><text:span text:style-name="T24">. </text:span><text:span text:style-name="T25">n </text:span><text:span text:style-name="T26">ist dabei die Größe des Heaps. </text:span><text:span text:style-name="T27">Es</text:span><text:span text:style-name="T28"> muss zwar </text:span><text:span text:style-name="T27">jeder </text:span><text:span text:style-name="T28">Nachbar </text:span><text:span text:style-name="T27">eingefügt</text:span><text:span text:style-name="T28"> werden, davon </text:span><text:span text:style-name="T29">gibt es aber maximal </text:span><text:span text:style-name="T30">4, </text:span><text:span text:style-name="T29">da es nur </text:span><text:span text:style-name="T30">4 </text:span><text:span text:style-name="T29">mögliche Bewegungen gibt.</text:span></text:p>
      <text:p text:style-name="P19"><text:span text:style-name="T29">D</text:span><text:span text:style-name="T31">ie Größe des Heaps ist maximal so groß, wie alle Knoten die man sich angucken muss. Da man sich maximal alle </text:span><text:span text:style-name="T32">Superpositionen</text:span><text:span text:style-name="T31"> des </text:span><text:span text:style-name="T33">Superl</text:span><text:span text:style-name="T31">abyrinthes angucken muss, welches </text:span><text:span text:style-name="T34">l</text:span><text:span text:style-name="T35">2</text:span><text:span text:style-name="T34">m</text:span><text:span text:style-name="T35">2</text:span><text:span text:style-name="T36"> hat, wenn </text:span><text:span text:style-name="T37">l</text:span><text:span text:style-name="T36"> und </text:span><text:span text:style-name="T37">m</text:span><text:span text:style-name="T36"> die Länge und Höhe der Labyrinthe sind, </text:span><text:span text:style-name="T38">hat der Heap eine maximale Größe von </text:span><text:span text:style-name="T39">l</text:span><text:span text:style-name="T35">2</text:span><text:span text:style-name="T39">m</text:span><text:span text:style-name="T35">2</text:span><text:span text:style-name="T39">,</text:span><text:span text:style-name="T40"> </text:span><text:span text:style-name="T41">wodurch </text:span><text:span text:style-name="T42">das einfügen eine Worst-Case-Laufzeit von</text:span><text:span text:style-name="T41"> </text:span><text:span text:style-name="T43">O(log(l</text:span><text:span text:style-name="T44">2</text:span><text:span text:style-name="T43">m</text:span><text:span text:style-name="T44">2</text:span><text:span text:style-name="T43">)) </text:span><text:span text:style-name="T45">= O(log(lm))</text:span><text:span text:style-name="T43"> </text:span><text:span text:style-name="T46">hat</text:span><text:span text:style-name="T38">.</text:span></text:p>
      <text:p text:style-name="P20"><text:span text:style-name="T47">Da man i</text:span><text:span text:style-name="T40">m Worst-</text:span><text:span text:style-name="T48">Case alle </text:span><text:span text:style-name="T49">Superpositionen</text:span><text:span text:style-name="T48"> angucken </text:span><text:span text:style-name="T47">muss</text:span><text:span text:style-name="T48">, </text:span><text:span text:style-name="T47">wird</text:span><text:span text:style-name="T48"> das erste Element des Heaps </text:span><text:span text:style-name="T50">l</text:span><text:span text:style-name="T51">2</text:span><text:span text:style-name="T50">m</text:span><text:span text:style-name="T51">2</text:span><text:span text:style-name="T48">-mal extrahier</text:span><text:span text:style-name="T52">t</text:span><text:span text:style-name="T48"> und die Nachbarn von diesem </text:span><text:span text:style-name="T53">werden </text:span><text:span text:style-name="T54">weniger oft als</text:span><text:span text:style-name="T48"> </text:span><text:span text:style-name="T50">l</text:span><text:span text:style-name="T51">2</text:span><text:span text:style-name="T50">m</text:span><text:span text:style-name="T51">2</text:span><text:span text:style-name="T48">-mal hinzu</text:span><text:span text:style-name="T55">gefügt</text:span><text:span text:style-name="T48">.</text:span></text:p>
      <text:p text:style-name="P21"><text:span text:style-name="T48">D</text:span><text:span text:style-name="T40">aher ist die Worst-Case-Laufzeit von A* in diesem </text:span><text:span text:style-name="T56">Superl</text:span><text:span text:style-name="T40">abyrinth weniger als </text:span><text:span text:style-name="T57">O(l</text:span><text:span text:style-name="T58">2</text:span><text:span text:style-name="T57">m</text:span><text:span text:style-name="T58">2</text:span><text:span text:style-name="T59">⋅</text:span><text:span text:style-name="T57">log(lm))</text:span><text:span text:style-name="T40">.</text:span></text:p>
      <text:h text:style-name="P22" text:outline-level="4"><text:bookmark-start text:name="__RefHeading___Toc9245_3511790611"/>Best-Case<text:bookmark-end text:name="__RefHeading___Toc9245_3511790611"/></text:h>
      <text:p text:style-name="P23">Im Best-Case ist die Größe des Heaps immer 1. <text:span text:style-name="T60">Dadurch hat das Einfügen von Elementen in den Heap </text:span><text:span text:style-name="T61">O(</text:span><text:span text:style-name="T62">log(</text:span><text:span text:style-name="T61">1</text:span><text:span text:style-name="T62">)</text:span><text:span text:style-name="T61">) </text:span><text:span text:style-name="T62">= O(1)</text:span><text:span text:style-name="T63">.</text:span></text:p>
      <text:p text:style-name="P24"><text:span text:style-name="T63">D</text:span><text:span text:style-name="T31">ie Anzahl der </text:span><text:span text:style-name="T64">Superpositionen</text:span><text:span text:style-name="T31"> die man im Best-Case </text:span><text:span text:style-name="T65">betrachte</text:span><text:span text:style-name="T66">t</text:span><text:span text:style-name="T31"> ist die Manhattan-Distanz von Start und Ziel im </text:span><text:span text:style-name="T67">2</text:span><text:span text:style-name="T31">D-Labyrinth</text:span><text:span text:style-name="T68">. </text:span><text:span text:style-name="T69">Diese ist in jenem </text:span><text:span text:style-name="T70">l+m</text:span><text:span text:style-name="T71">.</text:span></text:p>
      <text:p text:style-name="P25"><text:span text:style-name="T71">D</text:span><text:span text:style-name="T31">adurch ist die Best-Case-Laufzeit von </text:span><text:span text:style-name="T72">dem Algorithmus</text:span><text:span text:style-name="T31"> </text:span><text:span text:style-name="T34">O(</text:span><text:span text:style-name="T73">(</text:span><text:span text:style-name="T34">l+m</text:span><text:span text:style-name="T73">)</text:span><text:span text:style-name="T59">⋅</text:span><text:span text:style-name="T74">1</text:span><text:span text:style-name="T34">) </text:span><text:span text:style-name="T73">= O(l+m)</text:span><text:span text:style-name="T31">.</text:span></text:p>
      <text:h text:style-name="P8" text:outline-level="1"><text:bookmark-start text:name="__RefHeading___Toc2234_4178761632"/>Umsetzung<text:bookmark-end text:name="__RefHeading___Toc2234_4178761632"/></text:h>
      <text:h text:style-name="P26" text:outline-level="3"><text:bookmark-start text:name="__RefHeading___Toc13238_3511790611"/>Übersicht<text:bookmark-end text:name="__RefHeading___Toc13238_3511790611"/></text:h>
      <text:p text:style-name="P27">Es gibt <text:span text:style-name="T75">12 Klassen, </text:span><text:span text:style-name="T76">die ich benutze</text:span><text:span text:style-name="T75"> </text:span><text:span text:style-name="T77">und ein Interface. </text:span><text:span text:style-name="T78">Main, LabyrinthSolver, Labyrinths, Labyrinth, Move, Vector2, PositionData, StateTracker, State, </text:span><text:span text:style-name="T79">State</text:span><text:span text:style-name="T78">Move, Field, WeightedAverage </text:span><text:span text:style-name="T80">und </text:span><text:span text:style-name="T78">Heuristic.</text:span></text:p>
      <text:p text:style-name="P28"><text:span text:style-name="T78">M</text:span><text:span text:style-name="T34">ain </text:span><text:span text:style-name="T31">liest die Input-Datei ein und startet die Suche.</text:span></text:p>
      <text:p text:style-name="P29"><text:soft-page-break/>Labyrinths <text:span text:style-name="T31">repräsentiert beide Labyrinthe auf einmal und enthält Methoden, um die nächsten erreichbaren Felder zu generieren, die Start- / Endposition zu kriegen oder </text:span><text:span text:style-name="T81">die Labyrinthe anzuzeigen.</text:span></text:p>
      <text:p text:style-name="P30">Labyrinth <text:span text:style-name="T31">repräsentiert ein Labyrinth und </text:span><text:span text:style-name="T82">enthält die gleichen Methoden wie </text:span><text:span text:style-name="T83">Labyrinths, </text:span><text:span text:style-name="T84">aber</text:span><text:span text:style-name="T85"> </text:span><text:span text:style-name="T82">nur für ein Labyrinth.</text:span></text:p>
      <text:p text:style-name="P31">LabyrinthSolver <text:span text:style-name="T86">führt die Suche nach dem besten Weg aus.</text:span></text:p>
      <text:p text:style-name="P32">StateTracker <text:span text:style-name="T31">speichert, welche Felder bereits besucht wurden und merkt sich woher man auf diese gekommen ist.</text:span></text:p>
      <text:p text:style-name="P33">PositionData <text:span text:style-name="T31">speichert eine Position und die Heuristik, sowie die Schrittzahl an dieser Stelle. </text:span><text:span text:style-name="T87">Zusätzlich speichert sie, um den Weg später zu rekonstruieren, das Vorgänger-Feld und die Bewegung, die von dort gemacht wurde.</text:span></text:p>
      <text:p text:style-name="P34">State <text:span text:style-name="T31">speichert die vier Koordinaten </text:span><text:span text:style-name="T88">einer </text:span><text:span text:style-name="T89">Superp</text:span><text:span text:style-name="T88">osition</text:span><text:span text:style-name="T31">.</text:span></text:p>
      <text:p text:style-name="P35">StateMove <text:span text:style-name="T31">speichert einen State, den dazugehörigen </text:span><text:span text:style-name="T90">Move</text:span><text:span text:style-name="T91"> und die bisher gegangenen Schritte.</text:span></text:p>
      <text:p text:style-name="P35"><text:span text:style-name="T92">Move </text:span><text:span text:style-name="T93">ist ein Enum, das die vier Züge enthält: </text:span><text:span text:style-name="T94">LEFT, RIGHT, UP, DOWN</text:span><text:span text:style-name="T93">.</text:span></text:p>
      <text:p text:style-name="P36">Vector2 <text:span text:style-name="T95">repräsentiert eine Position.</text:span></text:p>
      <text:p text:style-name="P37">Field <text:span text:style-name="T96">repräsentiert ein Feld eines Labyrinthes.</text:span></text:p>
      <text:p text:style-name="P38">Heuristic <text:span text:style-name="T31">ist ein Interface, das die Heuristiken repräsentiert.</text:span></text:p>
      <text:p text:style-name="P39">WeightedAverage <text:span text:style-name="T31">ist </text:span><text:span text:style-name="T97">die</text:span><text:span text:style-name="T31"> </text:span><text:span text:style-name="T98">Heuristic, </text:span><text:span text:style-name="T99">die ich benutze.</text:span></text:p>
      <text:h text:style-name="P40" text:outline-level="3"><text:bookmark-start text:name="__RefHeading___Toc13240_3511790611"/>Detail<text:span text:style-name="T100">s</text:span><text:bookmark-end text:name="__RefHeading___Toc13240_3511790611"/></text:h>
      <text:h text:style-name="P41" text:outline-level="4"><text:bookmark-start text:name="__RefHeading___Toc13242_3511790611"/>Main-Klasse<text:bookmark-end text:name="__RefHeading___Toc13242_3511790611"/></text:h>
      <text:p text:style-name="P42">Ich lese die <text:span text:style-name="T101">Input-Datei ein </text:span><text:span text:style-name="T102">und </text:span><text:span text:style-name="T103">übergebe die Input-Zeilen an den </text:span><text:span text:style-name="T104">Labyrinths-</text:span><text:span text:style-name="T105">Konstruktor.</text:span></text:p>
      <text:p text:style-name="P43"><text:span text:style-name="T105">D</text:span><text:span text:style-name="T31">ann initialisiere ich den </text:span><text:span text:style-name="T34">LabyrinthSolver </text:span><text:span text:style-name="T31">und die </text:span><text:span text:style-name="T34">Heuristic</text:span><text:span text:style-name="T31"> und starte die Pfadsuche </text:span><text:span text:style-name="T106">mit der </text:span><text:span text:style-name="T107">solveSimultaneously-</text:span><text:span text:style-name="T106">Methode der </text:span><text:span text:style-name="T107">LabyrinthSolver-</text:span><text:span text:style-name="T106">Klasse</text:span><text:span text:style-name="T31">.</text:span></text:p>
      <text:h text:style-name="P44" text:outline-level="4"><text:bookmark-start text:name="__RefHeading___Toc13244_3511790611"/>LabyrinthSolver-Klasse<text:bookmark-end text:name="__RefHeading___Toc13244_3511790611"/></text:h>
      <text:h text:style-name="P45" text:outline-level="5"><text:bookmark-start text:name="__RefHeading___Toc13246_3511790611"/>SolveSimultaneously-Methode<text:bookmark-end text:name="__RefHeading___Toc13246_3511790611"/></text:h>
      <text:p text:style-name="P46">Zuerst <text:span text:style-name="T108">führe ich den Flood-Fill aus mit der </text:span><text:span text:style-name="T109">generateDists</text:span><text:span text:style-name="T110">-Methode der </text:span><text:span text:style-name="T109">Labyrinths-</text:span><text:span text:style-name="T110">Instanz.</text:span></text:p>
      <text:p text:style-name="P47"><text:span text:style-name="T110">D</text:span><text:span text:style-name="T31">ann erstelle ich den </text:span><text:span text:style-name="T34">StateTracker </text:span><text:span text:style-name="T31">und die </text:span><text:span text:style-name="T34">PriorityQueue</text:span><text:span text:style-name="T31">, </text:span><text:span text:style-name="T111">die die Open-List darstellt </text:span><text:span text:style-name="T112">und initialisiere diese.</text:span></text:p>
      <text:p text:style-name="P48"><text:span text:style-name="T112">D</text:span><text:span text:style-name="T31">araufhin </text:span><text:span text:style-name="T113">kommt eine </text:span><text:span text:style-name="T114">while</text:span><text:span text:style-name="T113">-Schleife, </text:span><text:span text:style-name="T115">die </text:span><text:span text:style-name="T116">läuft, bis das Ziel gefunden wurde.</text:span></text:p>
      <text:p text:style-name="P49"><text:span text:style-name="T116">I</text:span><text:span text:style-name="T31">n dieser </text:span><text:span text:style-name="T117">polle</text:span><text:span text:style-name="T118"> ich die erste </text:span><text:span text:style-name="T117">PositionData</text:span><text:span text:style-name="T118"> und speichere den </text:span><text:span text:style-name="T117">State </text:span><text:span text:style-name="T118">dieser.</text:span></text:p>
      <text:p text:style-name="P50"><text:soft-page-break/><text:span text:style-name="T118">W</text:span><text:span text:style-name="T31">enn dieser noch nicht betrachtet wurde und </text:span><text:span text:style-name="T119">nicht das Ziel ist, entferne ich ihn vom </text:span><text:span text:style-name="T120">StateTracker</text:span><text:span text:style-name="T119"> mit der </text:span><text:span text:style-name="T120">removeFromMap</text:span><text:span text:style-name="T119">-Methode. </text:span></text:p>
      <text:p text:style-name="P51"><text:span text:style-name="T119">D</text:span><text:span text:style-name="T31">ie erreichbaren Nachbarn kriege ich durch die </text:span><text:span text:style-name="T34">getPossibleFields</text:span><text:span text:style-name="T31">-Methode der </text:span><text:span text:style-name="T34">Labyrinths</text:span><text:span text:style-name="T31">-Klasse und für jede</text:span><text:span text:style-name="T121">n</text:span><text:span text:style-name="T31"> von jenen </text:span><text:span text:style-name="T122">füge ich ihn der </text:span><text:span text:style-name="T123">Queue</text:span><text:span text:style-name="T122"> hinzu, wenn nötig.</text:span></text:p>
      <text:p text:style-name="P52"><text:span text:style-name="T122">N</text:span><text:span text:style-name="T31">ach der Schleife gebe ich den Weg zurück, den ich durch die </text:span><text:span text:style-name="T34">getPath</text:span><text:span text:style-name="T31">-Methode kriege.</text:span></text:p>
      <text:h text:style-name="P53" text:outline-level="5"><text:bookmark-start text:name="__RefHeading___Toc13248_3511790611"/><text:span text:style-name="T124">GetPath-Methode</text:span><text:bookmark-end text:name="__RefHeading___Toc13248_3511790611"/></text:h>
      <text:p text:style-name="P54"><text:span text:style-name="T31">In dieser </text:span><text:span text:style-name="T125">Methode </text:span><text:span text:style-name="T126">folge ich den verketteten </text:span><text:span text:style-name="T127">previous-</text:span><text:span text:style-name="T126">Referenzen, </text:span><text:span text:style-name="T128">um den Pfad zu rekonstruieren.</text:span></text:p>
      <text:h text:style-name="P55" text:outline-level="4"><text:bookmark-start text:name="__RefHeading___Toc13250_3511790611"/>Labyrinths-<text:span text:style-name="T129">Klasse</text:span><text:bookmark-end text:name="__RefHeading___Toc13250_3511790611"/></text:h>
      <text:h text:style-name="P56" text:outline-level="5"><text:bookmark-start text:name="__RefHeading___Toc13252_3511790611"/>GetPossibleFields-Methode<text:bookmark-end text:name="__RefHeading___Toc13252_3511790611"/></text:h>
      <text:p text:style-name="P57">Ich gehe alle Züge durch und kombiniere die Ergebnisse <text:span text:style-name="T130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58">Ich konvertiere den Weg in eine List von <text:span text:style-name="T34">Move</text:span><text:span text:style-name="T31">s und </text:span><text:span text:style-name="T131">rufe die </text:span><text:span text:style-name="T132">drawSolution</text:span><text:span text:style-name="T131">-Methoden der Labyrinthe auf.</text:span></text:p>
      <text:h text:style-name="Heading_20_5" text:outline-level="5"><text:bookmark-start text:name="__RefHeading___Toc13256_3511790611"/>GenerateDists-<text:span text:style-name="T133">Methode</text:span><text:bookmark-end text:name="__RefHeading___Toc13256_3511790611"/></text:h>
      <text:p text:style-name="P59">In dieser Methode rufe ich die <text:span text:style-name="T34">generateDists</text:span><text:span text:style-name="T31">-Methode der </text:span><text:span text:style-name="T134">Labyrinthe auf.</text:span></text:p>
      <text:h text:style-name="P60" text:outline-level="4"><text:bookmark-start text:name="__RefHeading___Toc13258_3511790611"/>StateTracker<text:bookmark-end text:name="__RefHeading___Toc13258_3511790611"/></text:h>
      <text:p text:style-name="P61">Es gibt eine Map, die als <text:span text:style-name="T135">k</text:span>eys die <text:span text:style-name="T34">States </text:span><text:span text:style-name="T31">hat </text:span><text:span text:style-name="T136">und als values die Vorgänger dieser, in Form von </text:span><text:span text:style-name="T137">PositionData-</text:span><text:span text:style-name="T136">Instanzen. </text:span><text:span text:style-name="T138">Zusätzlich gibt es ein </text:span><text:span text:style-name="T139">MyBitSet</text:span><text:span text:style-name="T138">, welches </text:span><text:span text:style-name="T140">speichert, welche </text:span><text:span text:style-name="T141">States</text:span><text:span text:style-name="T140"> bereits besucht wurden.</text:span></text:p>
      <text:h text:style-name="P62" text:outline-level="5">Get-Methode</text:h>
      <text:p text:style-name="P63">Es wird zu einem <text:span text:style-name="T34">State </text:span><text:span text:style-name="T142">der Vorgänger aus der Map </text:span><text:span text:style-name="T143">zurückgegeben</text:span><text:span text:style-name="T142">.</text:span></text:p>
      <text:h text:style-name="P64" text:outline-level="5">HasSeen-Methode</text:h>
      <text:p text:style-name="P65">Der Wert aus dem BitSet wird <text:span text:style-name="T144">zurückgegeben</text:span>. Der Index wird mit <text:span text:style-name="T145">getIndex</text:span><text:span text:style-name="T146"> ausgerechnet.</text:span></text:p>
      <text:h text:style-name="P66" text:outline-level="5">Put-Methode</text:h>
      <text:p text:style-name="P67">Der Vorgänger wird in der Map gespeichert. <text:span text:style-name="T147">Im BitSet wird gespeichert, dass der </text:span><text:span text:style-name="T148">State </text:span><text:span text:style-name="T149">bereits betrachtet wurde.</text:span></text:p>
      <text:h text:style-name="P68" text:outline-level="5">GetIndex</text:h>
      <text:p text:style-name="P69">Der Index wird ausgerechnet, indem die Koordinaten jeweils auf den Wert addiert werden, welcher dann um 8 Bits geshifte<text:span text:style-name="T150">t</text:span> wird.</text:p>
      <text:h text:style-name="P70" text:outline-level="5">MyBitSet-Klasse</text:h>
      <text:p text:style-name="P71">Diese Klasse <text:span text:style-name="T151">enthält ein </text:span><text:span text:style-name="T152">long[]</text:span><text:span text:style-name="T151">, in dem jedes Bit einen State repräsentiert.</text:span></text:p>
      <text:h text:style-name="P72" text:outline-level="4"><text:soft-page-break/>Labyrinth-Klasse</text:h>
      <text:p text:style-name="P73"/>
      <text:p text:style-name="P34"><text:span text:style-name="T31"/></text:p>
      <text:p text:style-name="P74"><text:span text:style-name="T31">Bei</text:span><text:span text:style-name="T153">m</text:span><text:span text:style-name="T31"> Ausführen von großen Beispielen wird viel RAM benötigt. <text:line-break/>Ich empfehle 10GB Heap (-Xmx10g).</text:span></text:p>
      <text:h text:style-name="P8" text:outline-level="1"><text:bookmark-start text:name="__RefHeading___Toc2236_4178761632"/>Beispiele<text:bookmark-end text:name="__RefHeading___Toc2236_4178761632"/></text:h>
      <text:p text:style-name="P75">Genügend Beispiele einbinden! Die Beispiele von de<text:span text:style-name="T154">n</text:span> B<text:span text:style-name="T154">WINF</text:span>-Webseite<text:span text:style-name="T154">n</text:span> sollten hier diskutiert werden, aber auch eigene Beispiele sind sehr gut – besonders wenn sie Spezialfälle abdecken. Bitte jedoch nicht 30 Seiten Programmausgabe hier einfügen!</text:p>
      <text:h text:style-name="P8" text:outline-level="1"><text:bookmark-start text:name="__RefHeading___Toc2238_4178761632"/>Quellcode<text:bookmark-end text:name="__RefHeading___Toc2238_4178761632"/></text:h>
      <text:p text:style-name="P75">Unwichtige Teile des Programms sollen hier nicht abgedruckt werden. Dieser Teil sollte nicht mehr als 2–3 Seiten umfassen, maximal 10.</text:p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3</text:page-number></text:span><text:span text:style-name="MT1">/</text:span><text:span text:style-name="MT1"><text:page-count>5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5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T4H23M33S</meta:editing-duration>
    <meta:editing-cycles>258</meta:editing-cycles>
    <meta:generator>LibreOffice/24.8.6.2$Windows_X86_64 LibreOffice_project/6d98ba145e9a8a39fc57bcc76981d1fb1316c60c</meta:generator>
    <dc:date>2025-04-26T20:07:31.140000000</dc:date>
    <meta:document-statistic meta:table-count="0" meta:image-count="0" meta:object-count="0" meta:page-count="5" meta:paragraph-count="101" meta:word-count="1019" meta:character-count="7061" meta:non-whitespace-character-count="6139"/>
  </office:meta>
</office:document-meta>
</file>